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cm"/>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draw:stroke="none" svg:stroke-color="#000000" draw:fill="none" draw:fill-color="#ffffff" fo:min-height="0cm" fo:padding-top="0.025cm" fo:padding-bottom="0.025cm" fo:padding-left="0cm" fo:padding-right="0cm"/>
    </style:style>
    <style:style style:name="gr5"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6" style:family="graphic" style:parent-style-name="standard">
      <style:graphic-properties draw:stroke="none" svg:stroke-color="#000000" draw:fill="none" draw:fill-color="#ffffff" fo:min-height="1.805cm" fo:padding-top="0.025cm" fo:padding-bottom="0.025cm" fo:padding-left="0.051cm" fo:padding-right="0.051cm"/>
    </style:style>
    <style:style style:name="gr7"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fo:min-height="0cm" fo:padding-top="0.025cm" fo:padding-bottom="0.025cm" fo:padding-left="0.051cm" fo:padding-right="0.051cm"/>
    </style:style>
    <style:style style:name="gr9" style:family="graphic" style:parent-style-name="standard">
      <style:graphic-properties draw:stroke="dash" draw:stroke-dash="Ultrafine_20_Dashed" svg:stroke-width="0.051cm" draw:marker-start-width="0.276cm" draw:marker-end-width="0.276cm" draw:textarea-horizontal-align="center" draw:textarea-vertical-align="middle" fo:padding-top="0.15cm" fo:padding-bottom="0.15cm" fo:padding-left="0.275cm" fo:padding-right="0.275cm"/>
    </style:style>
    <style:style style:name="gr10" style:family="graphic" style:parent-style-name="standard">
      <style:graphic-properties draw:stroke="dash" draw:stroke-dash="Ultrafine_20_Dashed" svg:stroke-width="0.051cm" draw:marker-start="Arrowheads_20_1" draw:marker-start-width="0.276cm" draw:marker-end-width="0.276cm" draw:textarea-horizontal-align="center" draw:textarea-vertical-align="middle" fo:padding-top="0.15cm" fo:padding-bottom="0.15cm" fo:padding-left="0.275cm" fo:padding-right="0.275cm"/>
    </style:style>
    <style:style style:name="gr11" style:family="graphic" style:parent-style-name="standard">
      <style:graphic-properties draw:stroke="none" svg:stroke-color="#000000" draw:fill="none" draw:fill-color="#ffffff" fo:min-height="0.243cm" fo:padding-top="0.025cm" fo:padding-bottom="0.025cm" fo:padding-left="0.051cm" fo:padding-right="0.051cm"/>
    </style:style>
    <style:style style:name="gr12" style:family="graphic" style:parent-style-name="standard">
      <style:graphic-properties draw:stroke="none" svg:stroke-color="#000000" draw:fill="none" draw:fill-color="#ffffff" fo:min-height="0.878cm" fo:padding-top="0.025cm" fo:padding-bottom="0.025cm" fo:padding-left="0.051cm" fo:padding-right="0.051cm"/>
    </style:style>
    <style:style style:name="gr13" style:family="graphic" style:parent-style-name="standard">
      <style:graphic-properties draw:stroke="none" svg:stroke-color="#000000" draw:fill="none" draw:fill-color="#ffffff" fo:min-height="1.905cm"/>
    </style:style>
    <style:style style:name="gr14" style:family="graphic" style:parent-style-name="standard">
      <style:graphic-properties draw:stroke="none" svg:stroke-color="#000000" draw:fill="none" draw:fill-color="#ffffff" fo:min-height="1.655cm"/>
    </style:style>
    <style:style style:name="gr15" style:family="graphic" style:parent-style-name="standard">
      <style:graphic-properties draw:stroke="none" svg:stroke-color="#000000" draw:fill="none" draw:fill-color="#ffffff" fo:min-height="0.635cm"/>
    </style:style>
    <style:style style:name="P1" style:family="paragraph">
      <style:paragraph-properties fo:text-align="center"/>
    </style:style>
    <style:style style:name="P2" style:family="paragraph">
      <style:text-properties fo:font-size="6pt" fo:font-weight="bold" style:font-size-asian="6pt" style:font-weight-asian="bold" style:font-size-complex="6pt" style:font-weight-complex="bold"/>
    </style:style>
    <style:style style:name="P3" style:family="paragraph">
      <style:paragraph-properties fo:text-align="start"/>
      <style:text-properties fo:font-size="6pt" style:font-size-asian="6pt" style:font-size-complex="6pt"/>
    </style:style>
    <style:style style:name="P4" style:family="paragraph">
      <style:text-properties fo:font-size="10pt" style:font-size-asian="10pt" style:font-size-complex="10pt"/>
    </style:style>
    <style:style style:name="P5" style:family="paragraph">
      <style:text-properties fo:font-size="8pt" style:font-size-asian="8pt" style:font-size-complex="8pt"/>
    </style:style>
    <style:style style:name="T1" style:family="text">
      <style:text-properties fo:font-size="6pt" fo:font-weight="bold" style:font-size-asian="6pt" style:font-weight-asian="bold" style:font-size-complex="6pt" style:font-weight-complex="bold"/>
    </style:style>
    <style:style style:name="T2" style:family="text">
      <style:text-properties fo:font-size="6pt" style:font-size-asian="6pt" style:font-size-complex="6pt"/>
    </style:style>
    <style:style style:name="T3" style:family="text">
      <style:text-properties fo:font-size="8pt" style:font-size-asian="8pt" style:font-size-complex="8pt"/>
    </style:style>
    <style:style style:name="T4"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8.89cm" svg:height="0.963cm" svg:x="5.445cm" svg:y="1.307cm">
          <draw:text-box>
            <text:p>Small Portable ECG Monitor</text:p>
          </draw:text-box>
        </draw:frame>
        <draw:path draw:style-name="gr2" draw:text-style-name="P1" draw:layer="layout" svg:width="10.086cm" svg:height="8.494cm" draw:transform="skewX (-8.69541587641692E-017) rotate (2.23297424500112) translate (2.73821656453952cm 14.8563907138153cm)" svg:viewBox="0 0 10087 8495" svg:d="m8797-7267c303 57 592-99 898 7 254 88 471 350 364 615-93 230-246 429-378 639-134 213-333 356-550 474-232 128-601 102-810-119-224-238 25-644-222-836-173-135-326-557-581-181-152 222-438 248-644 401-203 150-407 286-565 492-238 310-557 151-821 204-355 70-346-344-532-476-276-194-145-448-402-644-197-149-246-418-430-606-405-412 348-510 410-102 36 237 310 359 503 513 185 146 311 372 548 457 293 105 543-106 783-233 290-152 161-577-107-595-257-18-484-141-679-289-190-142-379-283-533-475-149-186-336-340-518-494-190-161-324-370-537-509-197-130-374-292-561-438-188-146-371-299-563-439s-420-231-591-400c-199-197-458-297-710-403-235-99-395-294-693-269-333 27-477 575-798 251-246-249 154-471 289-679 129-200 300-369 437-562 147-206 293-415 430-628 344-535-162 302-127 201 95-271 467-78 654 89 198 178 325 363 522 527 202 170 401 337 604 501 184 149 375 293 561 438 195 151 381 311 581 453 195 138 354 339 606 381 518 88 195-431 34-545-202-142-360-336-552-490-188-152-296-382-518-494-229-116-356-334-536-509-189-184-367-377-575-538-193-150-499-233-566-472-66-235 209-434 326-649 124-228 590-409 604-41 11 302 233 449 386 663 139 193 352 320 534 475 188 160 372 321 565 471 188 147 368 303 577 419 217 122 381 307 566 472 185 165 342 358 537 509 188 148 396 266 605 382 208 115 423 231 592 400 173 174 451 243 459 570 7 250 263 407 402 644 216 370 601-4 212-196-221-109-295-393-445-588-148-191-349-312-518-494-167-181-355-341-552-490-191-145-344-327-547-457-200-128-422-230-591-400-202-204-594 12-693-270-68-193 244-548 504-299 184 174 448 248 628 430s390 324 586 485c201 166 411 323 603 501 174 162 375 293 562 438 200 156 400 312 600 467 187 146 353 326 561 438 244 132 358 455 202 669-151 208-331 393-543 541-269 188-165 547 64 652l-4-33z">
          <text:p/>
        </draw:path>
        <draw:custom-shape draw:style-name="gr3" draw:text-style-name="P1" draw:layer="layout" svg:width="0.635cm" svg:height="0.635cm" svg:x="2.07cm" svg:y="4.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35cm" svg:height="0.635cm" svg:x="3.34cm" svg:y="4.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35cm" svg:height="0.635cm" svg:x="3.54cm" svg:y="7.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0.635cm" svg:height="0.301cm" svg:x="3.54cm" svg:y="5.112cm">
          <draw:text-box>
            <text:p text:style-name="P2"><text:span text:style-name="T1">RA</text:span></text:p>
          </draw:text-box>
        </draw:frame>
        <draw:frame draw:style-name="gr4" draw:text-style-name="P2" draw:layer="layout" svg:width="0.635cm" svg:height="0.301cm" svg:x="2.27cm" svg:y="5.112cm">
          <draw:text-box>
            <text:p text:style-name="P2"><text:span text:style-name="T1">LA</text:span></text:p>
          </draw:text-box>
        </draw:frame>
        <draw:frame draw:style-name="gr4" draw:text-style-name="P2" draw:layer="layout" svg:width="0.635cm" svg:height="0.301cm" svg:x="3.74cm" svg:y="8.186cm">
          <draw:text-box>
            <text:p text:style-name="P2"><text:span text:style-name="T1">RL</text:span></text:p>
          </draw:text-box>
        </draw:frame>
        <draw:rect draw:style-name="gr5" draw:text-style-name="P1" draw:layer="layout" svg:width="1.27cm" svg:height="2.54cm" svg:x="7.35cm" svg:y="5.547cm">
          <text:p/>
        </draw:rect>
        <draw:frame draw:style-name="gr6" draw:text-style-name="P3" draw:layer="layout" svg:width="1.27cm" svg:height="1.855cm" svg:x="7.45cm" svg:y="5.597cm">
          <draw:text-box>
            <text:p text:style-name="P3"><text:span text:style-name="T2"><text:s text:c="5"/></text:span><text:span text:style-name="T2">TI</text:span></text:p>
            <text:p text:style-name="P3"><text:span text:style-name="T2">ADS1194</text:span></text:p>
            <text:p text:style-name="P3"><text:span text:style-name="T2"/></text:p>
            <text:p text:style-name="P3"><text:span text:style-name="T2">4-channel</text:span></text:p>
            <text:p text:style-name="P3"><text:span text:style-name="T2">ECG</text:span></text:p>
            <text:p text:style-name="P3"><text:span text:style-name="T2">Analog Front-end</text:span></text:p>
          </draw:text-box>
        </draw:frame>
        <draw:line draw:style-name="gr7" draw:text-style-name="P1" draw:layer="layout" svg:x1="3.666cm" svg:y1="5.547cm" svg:x2="3.666cm" svg:y2="6.182cm">
          <text:p/>
        </draw:line>
        <draw:line draw:style-name="gr7" draw:text-style-name="P1" draw:layer="layout" svg:x1="3.64cm" svg:y1="6.182cm" svg:x2="7.35cm" svg:y2="6.182cm">
          <text:p/>
        </draw:line>
        <draw:line draw:style-name="gr7" draw:text-style-name="P1" draw:layer="layout" svg:x1="2.37cm" svg:y1="5.547cm" svg:x2="2.37cm" svg:y2="6.817cm">
          <text:p/>
        </draw:line>
        <draw:line draw:style-name="gr7" draw:text-style-name="P1" draw:layer="layout" svg:x1="2.37cm" svg:y1="6.817cm" svg:x2="7.35cm" svg:y2="6.817cm">
          <text:p/>
        </draw:line>
        <draw:line draw:style-name="gr7" draw:text-style-name="P1" draw:layer="layout" svg:x1="3.84cm" svg:y1="7.987cm" svg:x2="3.84cm" svg:y2="7.352cm">
          <text:p/>
        </draw:line>
        <draw:line draw:style-name="gr7" draw:text-style-name="P1" draw:layer="layout" svg:x1="3.84cm" svg:y1="7.352cm" svg:x2="7.35cm" svg:y2="7.352cm">
          <text:p/>
        </draw:line>
        <draw:rect draw:style-name="gr5" draw:text-style-name="P1" draw:layer="layout" svg:width="1.27cm" svg:height="2.54cm" svg:x="9.89cm" svg:y="5.547cm">
          <text:p/>
        </draw:rect>
        <draw:frame draw:style-name="gr6" draw:text-style-name="P3" draw:layer="layout" svg:width="1.27cm" svg:height="1.855cm" svg:x="9.89cm" svg:y="5.597cm">
          <draw:text-box>
            <text:p text:style-name="P3"><text:span text:style-name="T2"><text:s text:c="5"/></text:span><text:span text:style-name="T2">AD</text:span></text:p>
            <text:p text:style-name="P3"><text:span text:style-name="T2">ADuM6402</text:span></text:p>
            <text:p text:style-name="P3"><text:span text:style-name="T2"/></text:p>
            <text:p text:style-name="P3"><text:span text:style-name="T2">4-channel</text:span></text:p>
            <text:p text:style-name="P3"><text:span text:style-name="T2">Isolator with</text:span></text:p>
            <text:p text:style-name="P3"><text:span text:style-name="T2">DC-DC</text:span></text:p>
            <text:p text:style-name="P3"><text:span text:style-name="T2">Converter</text:span></text:p>
          </draw:text-box>
        </draw:frame>
        <draw:line draw:style-name="gr7" draw:text-style-name="P1" draw:layer="layout" svg:x1="8.62cm" svg:y1="5.882cm" svg:x2="9.89cm" svg:y2="5.882cm">
          <text:p/>
        </draw:line>
        <draw:line draw:style-name="gr7" draw:text-style-name="P1" draw:layer="layout" svg:x1="8.62cm" svg:y1="6.417cm" svg:x2="9.89cm" svg:y2="6.417cm">
          <text:p/>
        </draw:line>
        <draw:line draw:style-name="gr7" draw:text-style-name="P1" draw:layer="layout" svg:x1="8.62cm" svg:y1="6.982cm" svg:x2="9.89cm" svg:y2="6.982cm">
          <text:p/>
        </draw:line>
        <draw:line draw:style-name="gr7" draw:text-style-name="P1" draw:layer="layout" svg:x1="8.62cm" svg:y1="7.582cm" svg:x2="9.89cm" svg:y2="7.582cm">
          <text:p/>
        </draw:line>
        <draw:frame draw:style-name="gr8" draw:text-style-name="P3" draw:layer="layout" svg:width="0.635cm" svg:height="0.293cm" svg:x="8.62cm" svg:y="5.547cm">
          <draw:text-box>
            <text:p text:style-name="P3"><text:span text:style-name="T2">CE</text:span></text:p>
          </draw:text-box>
        </draw:frame>
        <draw:frame draw:style-name="gr8" draw:text-style-name="P3" draw:layer="layout" svg:width="0.635cm" svg:height="0.293cm" svg:x="8.62cm" svg:y="6.082cm">
          <draw:text-box>
            <text:p text:style-name="P3"><text:span text:style-name="T2">Din</text:span></text:p>
          </draw:text-box>
        </draw:frame>
        <draw:frame draw:style-name="gr8" draw:text-style-name="P3" draw:layer="layout" svg:width="0.635cm" svg:height="0.293cm" svg:x="8.62cm" svg:y="6.717cm">
          <draw:text-box>
            <text:p text:style-name="P3"><text:span text:style-name="T2">Dout</text:span></text:p>
          </draw:text-box>
        </draw:frame>
        <draw:frame draw:style-name="gr8" draw:text-style-name="P3" draw:layer="layout" svg:width="1.27cm" svg:height="0.293cm" svg:x="8.62cm" svg:y="7.252cm">
          <draw:text-box>
            <text:p text:style-name="P3"><text:span text:style-name="T2">SCLK</text:span></text:p>
          </draw:text-box>
        </draw:frame>
        <draw:frame draw:style-name="gr8" draw:text-style-name="P3" draw:layer="layout" svg:width="0.635cm" svg:height="0.293cm" svg:x="6.715cm" svg:y="5.887cm">
          <draw:text-box>
            <text:p text:style-name="P3"><text:span text:style-name="T2">Inp1</text:span></text:p>
          </draw:text-box>
        </draw:frame>
        <draw:frame draw:style-name="gr8" draw:text-style-name="P3" draw:layer="layout" svg:width="0.635cm" svg:height="0.293cm" svg:x="6.715cm" svg:y="6.522cm">
          <draw:text-box>
            <text:p text:style-name="P3"><text:span text:style-name="T2">Inp2</text:span></text:p>
          </draw:text-box>
        </draw:frame>
        <draw:frame draw:style-name="gr8" draw:text-style-name="P3" draw:layer="layout" svg:width="0.635cm" svg:height="0.293cm" svg:x="6.715cm" svg:y="7.057cm">
          <draw:text-box>
            <text:p text:style-name="P3"><text:span text:style-name="T2">Inp3</text:span></text:p>
          </draw:text-box>
        </draw:frame>
        <draw:line draw:style-name="gr9" draw:text-style-name="P1" draw:layer="layout" svg:x1="10.525cm" svg:y1="5.545cm" svg:x2="10.525cm" svg:y2="4.91cm">
          <text:p/>
        </draw:line>
        <draw:line draw:style-name="gr10" draw:text-style-name="P1" draw:layer="layout" svg:x1="7.985cm" svg:y1="5.545cm" svg:x2="7.985cm" svg:y2="4.91cm">
          <text:p/>
        </draw:line>
        <draw:line draw:style-name="gr9" draw:text-style-name="P1" draw:layer="layout" svg:x1="7.985cm" svg:y1="4.91cm" svg:x2="10.525cm" svg:y2="4.91cm">
          <text:p/>
        </draw:line>
        <draw:frame draw:style-name="gr8" draw:text-style-name="P3" draw:layer="layout" svg:width="1.905cm" svg:height="0.293cm" svg:x="8.62cm" svg:y="4.617cm">
          <draw:text-box>
            <text:p text:style-name="P3"><text:span text:style-name="T2">Isolated 3.3 v</text:span></text:p>
          </draw:text-box>
        </draw:frame>
        <draw:rect draw:style-name="gr5" draw:text-style-name="P1" draw:layer="layout" svg:width="3.175cm" svg:height="9.525cm" svg:x="13.065cm" svg:y="3.54cm">
          <text:p/>
        </draw:rect>
        <draw:frame draw:style-name="gr6" draw:text-style-name="P3" draw:layer="layout" svg:width="2.54cm" svg:height="1.855cm" svg:x="13.7cm" svg:y="3.54cm">
          <draw:text-box>
            <text:p text:style-name="P3"><text:span text:style-name="T2">STM32F100RBT6B</text:span></text:p>
            <text:p text:style-name="P3"><text:span text:style-name="T2"/></text:p>
            <text:p text:style-name="P3"><text:span text:style-name="T2"><text:s text:c="6"/></text:span><text:span text:style-name="T2">ARM-Cortex</text:span></text:p>
            <text:p text:style-name="P3"><text:span text:style-name="T2"><text:s text:c="4"/></text:span><text:span text:style-name="T2">Microcontroller</text:span></text:p>
            <text:p text:style-name="P3"><text:span text:style-name="T2"/></text:p>
            <text:p text:style-name="P3"><text:span text:style-name="T2"><text:s text:c="6"/></text:span><text:span text:style-name="T2">128K Flash</text:span></text:p>
            <text:p text:style-name="P3"><text:span text:style-name="T2"><text:s text:c="6"/></text:span><text:span text:style-name="T2">8K <text:s text:c="4"/>SRAM <text:s/></text:span></text:p>
          </draw:text-box>
        </draw:frame>
        <draw:line draw:style-name="gr7" draw:text-style-name="P1" draw:layer="layout" svg:x1="11.16cm" svg:y1="5.88cm" svg:x2="13.065cm" svg:y2="5.88cm">
          <text:p/>
        </draw:line>
        <draw:line draw:style-name="gr7" draw:text-style-name="P1" draw:layer="layout" svg:x1="11.16cm" svg:y1="6.38cm" svg:x2="13.065cm" svg:y2="6.38cm">
          <text:p/>
        </draw:line>
        <draw:line draw:style-name="gr7" draw:text-style-name="P1" draw:layer="layout" svg:x1="11.16cm" svg:y1="6.915cm" svg:x2="13.065cm" svg:y2="6.915cm">
          <text:p/>
        </draw:line>
        <draw:line draw:style-name="gr7" draw:text-style-name="P1" draw:layer="layout" svg:x1="11.16cm" svg:y1="7.55cm" svg:x2="13.065cm" svg:y2="7.55cm">
          <text:p/>
        </draw:line>
        <draw:frame draw:style-name="gr8" draw:text-style-name="P3" draw:layer="layout" svg:width="0.635cm" svg:height="0.293cm" svg:x="12.63cm" svg:y="5.587cm">
          <draw:text-box>
            <text:p text:style-name="P3"><text:span text:style-name="T2">CE</text:span></text:p>
          </draw:text-box>
        </draw:frame>
        <draw:frame draw:style-name="gr8" draw:text-style-name="P3" draw:layer="layout" svg:width="0.635cm" svg:height="0.293cm" svg:x="12.63cm" svg:y="6.08cm">
          <draw:text-box>
            <text:p text:style-name="P3"><text:span text:style-name="T2">Din</text:span></text:p>
          </draw:text-box>
        </draw:frame>
        <draw:frame draw:style-name="gr8" draw:text-style-name="P3" draw:layer="layout" svg:width="0.635cm" svg:height="0.293cm" svg:x="12.53cm" svg:y="6.615cm">
          <draw:text-box>
            <text:p text:style-name="P3"><text:span text:style-name="T2">Dout</text:span></text:p>
          </draw:text-box>
        </draw:frame>
        <draw:frame draw:style-name="gr8" draw:text-style-name="P3" draw:layer="layout" svg:width="1.27cm" svg:height="0.293cm" svg:x="12.395cm" svg:y="7.25cm">
          <draw:text-box>
            <text:p text:style-name="P3"><text:span text:style-name="T2">SCLK</text:span></text:p>
          </draw:text-box>
        </draw:frame>
        <draw:frame draw:style-name="gr11" draw:text-style-name="P3" draw:layer="layout" svg:width="1.27cm" svg:height="0.293cm" svg:x="13.165cm" svg:y="6.422cm">
          <draw:text-box>
            <text:p text:style-name="P3"><text:span text:style-name="T2">SPI # 1</text:span></text:p>
          </draw:text-box>
        </draw:frame>
        <draw:rect draw:style-name="gr5" draw:text-style-name="P1" draw:layer="layout" svg:width="6.35cm" svg:height="4.445cm" svg:x="5.445cm" svg:y="8.62cm">
          <text:p/>
        </draw:rect>
        <draw:line draw:style-name="gr7" draw:text-style-name="P1" draw:layer="layout" svg:x1="11.795cm" svg:y1="11.16cm" svg:x2="13.065cm" svg:y2="11.16cm">
          <text:p/>
        </draw:line>
        <draw:line draw:style-name="gr7" draw:text-style-name="P1" draw:layer="layout" svg:x1="11.795cm" svg:y1="11.295cm" svg:x2="13.065cm" svg:y2="11.295cm">
          <text:p/>
        </draw:line>
        <draw:line draw:style-name="gr7" draw:text-style-name="P1" draw:layer="layout" svg:x1="11.795cm" svg:y1="11.46cm" svg:x2="13.065cm" svg:y2="11.46cm">
          <text:p/>
        </draw:line>
        <draw:line draw:style-name="gr7" draw:text-style-name="P1" draw:layer="layout" svg:x1="11.795cm" svg:y1="11.66cm" svg:x2="13.065cm" svg:y2="11.66cm">
          <text:p/>
        </draw:line>
        <draw:line draw:style-name="gr7" draw:text-style-name="P1" draw:layer="layout" svg:x1="11.795cm" svg:y1="11.86cm" svg:x2="13.065cm" svg:y2="11.86cm">
          <text:p/>
        </draw:line>
        <draw:line draw:style-name="gr7" draw:text-style-name="P1" draw:layer="layout" svg:x1="11.795cm" svg:y1="12.06cm" svg:x2="13.065cm" svg:y2="12.06cm">
          <text:p/>
        </draw:line>
        <draw:line draw:style-name="gr7" draw:text-style-name="P1" draw:layer="layout" svg:x1="11.795cm" svg:y1="12.26cm" svg:x2="13.065cm" svg:y2="12.26cm">
          <text:p/>
        </draw:line>
        <draw:line draw:style-name="gr7" draw:text-style-name="P1" draw:layer="layout" svg:x1="11.795cm" svg:y1="11.16cm" svg:x2="13.065cm" svg:y2="11.16cm">
          <text:p/>
        </draw:line>
        <draw:line draw:style-name="gr7" draw:text-style-name="P1" draw:layer="layout" svg:x1="11.795cm" svg:y1="12.46cm" svg:x2="13.065cm" svg:y2="12.46cm">
          <text:p/>
        </draw:line>
        <draw:line draw:style-name="gr7" draw:text-style-name="P1" draw:layer="layout" svg:x1="11.795cm" svg:y1="12.66cm" svg:x2="13.065cm" svg:y2="12.66cm">
          <text:p/>
        </draw:line>
        <draw:line draw:style-name="gr7" draw:text-style-name="P1" draw:layer="layout" svg:x1="11.795cm" svg:y1="10.96cm" svg:x2="13.065cm" svg:y2="10.96cm">
          <text:p/>
        </draw:line>
        <draw:line draw:style-name="gr7" draw:text-style-name="P1" draw:layer="layout" svg:x1="11.795cm" svg:y1="12.86cm" svg:x2="13.065cm" svg:y2="12.86cm">
          <text:p/>
        </draw:line>
        <draw:frame draw:style-name="gr6" draw:text-style-name="P3" draw:layer="layout" svg:width="1.905cm" svg:height="1.987cm" svg:x="9.89cm" svg:y="10.925cm">
          <draw:text-box>
            <text:p text:style-name="P3"><text:span text:style-name="T2">LCD Display</text:span></text:p>
            <text:p text:style-name="P3"><text:span text:style-name="T2"/></text:p>
            <text:p text:style-name="P3"><text:span text:style-name="T2"><text:s/></text:span><text:span text:style-name="T2">(I/O Ports)</text:span></text:p>
            <text:p text:style-name="P3"><text:span text:style-name="T2"/></text:p>
            <text:p text:style-name="P3"><text:span text:style-name="T2">8-bit RGB</text:span></text:p>
            <text:p text:style-name="P3"><text:span text:style-name="T2">Data</text:span></text:p>
            <text:p text:style-name="P3"><text:span text:style-name="T2"/></text:p>
            <text:p text:style-name="P3"><text:span text:style-name="T2">3-bit Control lines</text:span></text:p>
          </draw:text-box>
        </draw:frame>
        <draw:line draw:style-name="gr7" draw:text-style-name="P1" draw:layer="layout" svg:x1="11.795cm" svg:y1="9.12cm" svg:x2="13.065cm" svg:y2="9.12cm">
          <text:p/>
        </draw:line>
        <draw:line draw:style-name="gr7" draw:text-style-name="P1" draw:layer="layout" svg:x1="11.795cm" svg:y1="9.32cm" svg:x2="13.065cm" svg:y2="9.32cm">
          <text:p/>
        </draw:line>
        <draw:line draw:style-name="gr7" draw:text-style-name="P1" draw:layer="layout" svg:x1="11.795cm" svg:y1="9.52cm" svg:x2="13.065cm" svg:y2="9.52cm">
          <text:p/>
        </draw:line>
        <draw:line draw:style-name="gr7" draw:text-style-name="P1" draw:layer="layout" svg:x1="11.795cm" svg:y1="9.72cm" svg:x2="13.065cm" svg:y2="9.72cm">
          <text:p/>
        </draw:line>
        <draw:frame draw:style-name="gr11" draw:text-style-name="P3" draw:layer="layout" svg:width="1.27cm" svg:height="0.293cm" svg:x="13.165cm" svg:y="9.255cm">
          <draw:text-box>
            <text:p text:style-name="P3"><text:span text:style-name="T2">SPI # 1</text:span></text:p>
          </draw:text-box>
        </draw:frame>
        <draw:frame draw:style-name="gr12" draw:text-style-name="P3" draw:layer="layout" svg:width="1.27cm" svg:height="0.928cm" svg:x="10.89cm" svg:y="9.062cm">
          <draw:text-box>
            <text:p text:style-name="P3"><text:span text:style-name="T2">Touch Screen</text:span></text:p>
            <text:p text:style-name="P3"><text:span text:style-name="T2">Control</text:span></text:p>
          </draw:text-box>
        </draw:frame>
        <draw:frame draw:style-name="gr13" draw:layer="layout" svg:width="4.445cm" svg:height="2.155cm" svg:x="6.08cm" svg:y="8.62cm">
          <draw:text-box>
            <text:p>LCD Display</text:p>
            <text:p><text:span text:style-name="T3"><text:s text:c="7"/></text:span><text:span text:style-name="T3">320 x 240 pixels</text:span></text:p>
            <text:p><text:span text:style-name="T3"><text:s text:c="16"/></text:span><text:span text:style-name="T3">TFT</text:span></text:p>
            <text:p><text:span text:style-name="T3"><text:s text:c="9"/></text:span><text:span text:style-name="T3">LED Backlight</text:span></text:p>
          </draw:text-box>
        </draw:frame>
        <draw:frame draw:style-name="gr14" draw:text-style-name="P4" draw:layer="layout" svg:width="3.81cm" svg:height="1.905cm" svg:x="6.08cm" svg:y="11.16cm">
          <draw:text-box>
            <text:p text:style-name="P4"><text:span text:style-name="T4"><text:s text:c="4"/></text:span><text:span text:style-name="T4">Densitron</text:span></text:p>
            <text:p text:style-name="P4"><text:span text:style-name="T4">84-0094-000T</text:span></text:p>
            <text:p text:style-name="P4"><text:span text:style-name="T2">With Capacitive Touch Panel</text:span></text:p>
          </draw:text-box>
        </draw:frame>
        <draw:frame draw:style-name="gr15" draw:text-style-name="P5" draw:layer="layout" svg:width="1.905cm" svg:height="0.887cm" svg:x="13.065cm" svg:y="11.16cm">
          <draw:text-box>
            <text:p text:style-name="P5"><text:span text:style-name="T3"><text:s/></text:span><text:span text:style-name="T3">Fast I/O</text:span></text:p>
            <text:p text:style-name="P5"><text:span text:style-name="T3"><text:s text:c="4"/></text:span><text:span text:style-name="T3">Por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Arrowheads_20_1" draw:display-name="Arrowheads 1"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James P Lynch</meta:initial-creator>
    <meta:creation-date>2011-01-06T14:07:52.12</meta:creation-date>
    <dc:date>2011-01-06T15:16:16.10</dc:date>
    <dc:creator>James P Lynch</dc:creator>
    <meta:editing-duration>PT00H52M39S</meta:editing-duration>
    <meta:editing-cycles>6</meta:editing-cycles>
    <meta:generator>OpenOffice.org/3.2$Win32 OpenOffice.org_project/320m18$Build-9502</meta:generator>
    <meta:document-statistic meta:object-count="67"/>
  </office:meta>
</office:document-meta>
</file>